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fo:color="#004dbb"/>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6.00pt" fo:font-weight="normal"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8.00pt" fo:font-weight="normal" fo:font-family="Arial" style:font-family-asian="Arial" style:font-family-complex="Arial" fo:background-color="transparent" style:use-window-font-color="true"/>
    </style:style>
    <style:style style:name="T6" style:family="text">
      <style:text-properties fo:font-size="8.00pt" style:text-position="super" fo:font-weight="normal" fo:font-family="Arial" style:font-family-asian="Arial" style:font-family-complex="Arial" fo:background-color="transparent" style:use-window-font-color="true"/>
    </style:style>
    <style:style style:name="T7" style:family="text">
      <style:text-properties fo:font-size="8.00pt" fo:font-weight="normal" fo:font-family="Arial" style:font-family-asian="Arial" style:font-family-complex="Arial" fo:background-color="transparent" style:use-window-font-color="true"/>
    </style:style>
    <style:style style:name="T8" style:family="text">
      <style:text-properties fo:font-size="8.00pt" style:text-position="super" fo:font-weight="normal" fo:font-family="Arial" style:font-family-asian="Arial" style:font-family-complex="Arial" fo:background-color="transparent" style:use-window-font-color="true"/>
    </style:style>
    <style:style style:name="T9" style:family="text">
      <style:text-properties fo:font-size="8.00pt" fo:font-weight="normal"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0.00pt" fo:font-weight="normal" fo:font-family="Arial" style:font-family-asian="Arial" style:font-family-complex="Arial" fo:background-color="transparent" fo:color="#004dbb"/>
    </style:style>
    <style:style style:name="T12" style:family="text">
      <style:text-properties fo:font-size="9.00pt" fo:font-weight="bold" fo:font-family="Arial" style:font-family-asian="Arial" style:font-family-complex="Arial" fo:background-color="transparent" fo:color="#666666"/>
    </style:style>
    <style:style style:name="T13" style:family="text">
      <style:text-properties fo:font-size="10.00pt" fo:font-weight="normal" fo:font-family="Arial" style:font-family-asian="Arial" style:font-family-complex="Arial" fo:background-color="transparent" fo:color="#004dbb"/>
    </style:style>
    <style:style style:name="T14" style:family="text">
      <style:text-properties fo:font-size="8.00pt" fo:font-weight="normal" fo:font-family="Arial" style:font-family-asian="Arial" style:font-family-complex="Arial" fo:background-color="transparent" fo:color="#666666"/>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Arial" style:font-family-asian="Arial" style:font-family-complex="Arial" fo:background-color="transparent" fo:color="#000000"/>
    </style:style>
    <style:style style:name="T17" style:family="text">
      <style:text-properties fo:font-size="10.00pt" fo:font-weight="normal" fo:font-family="Arial" style:font-family-asian="Arial" style:font-family-complex="Arial"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Gravitational and Space Research</text:span></text:p>
      <text:p text:style-name="P1"><text:span text:style-name="T2"/></text:p>
      <text:p text:style-name="P2"><text:span text:style-name="T3">How the new Wateresk<text:s text:c="16"/>Full-Spatial Median-Free Liquid and Photonic Bit Transfer Module 276,480-bit Computational Processor Triumphs Silica Waisted To Prove And Re-Hash Human Cerebral Conjectures.</text:span></text:p>
      <text:p text:style-name="P3"><text:span text:style-name="T4"/></text:p>
      <text:p text:style-name="P3"><text:span text:style-name="T5">Dr. Thomas Catalano.</text:span><text:span text:style-name="T6">1</text:span></text:p>
      <text:p text:style-name="P3"><text:span text:style-name="T6">1</text:span><text:span text:style-name="T7">Catalano Concepts LLC.<text:s/></text:span><text:span text:style-name="T8">1</text:span><text:span text:style-name="T9">CLM ~ Concepts Learning Machine LLC.</text:span></text:p>
      <text:p text:style-name="P3"><text:span text:style-name="T10"/></text:p>
      <text:p text:style-name="P3"><text:span text:style-name="T11">Abstract</text:span></text:p>
      <text:p text:style-name="P3"><text:span text:style-name="T12">When in AD 2012 came the proven invention of utility through continuous scientific research and engineering, the Quantum(hydrogen(H) ion reciprocating)Engine, so did it's capacity to just power civilizations and life. With my earlier scientific research and engineering work in computational processing before inventing The Quantum Engine came the realization of the same formulating I used to engineer The Quantum Engine so to would a median-free liquid utilizing compton scattering, refraction/reflection processes and photonic time isolation came the beginning culmination for The Quantum Computer Processor.</text:span></text:p>
      <text:p text:style-name="P3"><text:span text:style-name="T12"><text:s/></text:span></text:p>
      <text:p text:style-name="P3"><text:span text:style-name="T13">Keywords</text:span></text:p>
      <text:p text:style-name="P3"><text:span text:style-name="T14">Computational Processors, Computers, HPC, Classic/Quantum Mechanics, The Quantum Engine </text:span></text:p>
      <text:p text:style-name="P3"><text:span text:style-name="T15"/></text:p>
      <text:p text:style-name="P3"><text:span text:style-name="T16">Introduction</text:span></text:p>
      <text:p text:style-name="P3"><text:span text:style-name="T17">The intro in process.</text:span></text:p>
      <text:p text:style-name="P3"><text:span text:style-name="T1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